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4" svg:font-family="'Times New Roman'" style:font-family-generic="roman"/>
    <style:font-face style:name="Times New Roman3" svg:font-family="'Times New Roman'" style:font-adornments="Regular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line-height="100%" fo:text-indent="0in" style:auto-text-indent="false"/>
      <style:text-properties style:font-name="Times New Roman4"/>
    </style:style>
    <style:style style:name="P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/>
    </style:style>
    <style:style style:name="P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left="3.1252in" fo:margin-right="0in" fo:margin-top="0in" fo:margin-bottom="0in" fo:line-height="100%" fo:text-align="justify" style:justify-single-word="false" fo:text-indent="0in" style:auto-text-indent="false"/>
      <style:text-properties style:font-name="Times New Roman2" style:font-name-complex="Times New Roman2"/>
    </style:style>
    <style:style style:name="P10" style:family="paragraph" style:parent-style-name="Title" style:list-style-name="Numbering_20_2">
      <style:paragraph-properties fo:margin-left="0in" fo:margin-right="0in" fo:margin-top="0in" fo:margin-bottom="0in" fo:line-height="150%" fo:text-align="start" style:justify-single-word="false" fo:text-indent="0in" style:auto-text-indent="false" fo:keep-with-next="always"/>
    </style:style>
    <style:style style:name="P11" style:family="paragraph" style:parent-style-name="Title" style:master-page-name="Textual_20_elements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6.3008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 style:master-page-name="Textual_20_elements">
      <style:paragraph-properties fo:margin-left="0in" fo:margin-right="0in" fo:line-height="100%" fo:text-align="center" style:justify-single-word="false" fo:text-indent="0in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fo:font-weight="bold" style:font-weight-asian="bold" style:font-weight-complex="bold"/>
    </style:style>
    <style:style style:name="P16" style:family="paragraph" style:parent-style-name="Contents_20_2">
      <style:paragraph-properties>
        <style:tab-stops>
          <style:tab-stop style:position="6.104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0.5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0.5pt" style:font-weight-asian="normal" style:font-weight-complex="normal"/>
    </style:style>
    <style:style style:name="T5" style:family="text">
      <style:text-properties style:font-size-asian="10.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LIPE RODRIGUES DO PRADO</text:p>
      <text:p text:style-name="P4">JOÃO PAULO NAKAJI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14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9">Pré-projeto de desenvolvimento apresentado à disciplina de TCC 1 do curso de Sistemas de Informação com requisito parcial para obtenção de créditos.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UMÁRIO</text:p>
          </text:index-title>
          <text:p text:style-name="P12"><text:a xlink:type="simple" xlink:href="#__RefHeading__2065_2051713974" text:style-name="Index_20_Link" text:visited-style-name="Index_20_Link"><text:s/>1 Quadro teórico<text:tab/>3</text:a></text:p>
          <text:p text:style-name="P16"><text:a xlink:type="simple" xlink:href="#__RefHeading__565_22349775" text:style-name="Index_20_Link" text:visited-style-name="Index_20_Link"><text:s/>1.1 Java<text:tab/>3</text:a></text:p>
          <text:p text:style-name="P16"><text:a xlink:type="simple" xlink:href="#__RefHeading__567_22349775" text:style-name="Index_20_Link" text:visited-style-name="Index_20_Link"><text:s/>1.2 Hibernate<text:tab/>4</text:a></text:p>
          <text:p text:style-name="P16"><text:a xlink:type="simple" xlink:href="#__RefHeading__569_22349775" text:style-name="Index_20_Link" text:visited-style-name="Index_20_Link"><text:s/>1.3 PostgreSQL<text:tab/>4</text:a></text:p>
          <text:p text:style-name="P16"><text:a xlink:type="simple" xlink:href="#__RefHeading__571_22349775" text:style-name="Index_20_Link" text:visited-style-name="Index_20_Link"><text:s/>1.4 HyperText Markup Language (HTML)<text:tab/>5</text:a></text:p>
          <text:p text:style-name="P16"><text:a xlink:type="simple" xlink:href="#__RefHeading__573_22349775" text:style-name="Index_20_Link" text:visited-style-name="Index_20_Link"><text:s/>1.5 JavaScript<text:tab/>6</text:a></text:p>
          <text:p text:style-name="P16"><text:a xlink:type="simple" xlink:href="#__RefHeading__575_22349775" text:style-name="Index_20_Link" text:visited-style-name="Index_20_Link"><text:s/>1.6 Cascading Style Sheet (CSS)<text:tab/>6</text:a></text:p>
          <text:p text:style-name="P12"><text:a xlink:type="simple" xlink:href="#__RefHeading__2216_2051713974" text:style-name="Index_20_Link" text:visited-style-name="Index_20_Link"><text:s/>2 Referências<text:tab/>8</text:a></text:p>
        </text:index-body>
      </text:table-of-content>
      <text:list xml:id="list1463469348" text:style-name="Numbering_20_2">
        <text:list-header>
          <text:h text:style-name="P10" text:outline-level="1"/>
        </text:list-header>
        <text:list-item>
          <text:h text:style-name="P11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Text_20_body">Para que se possa desenvolver qualquer solução,é necessário o uso de algumas ferramentas, teorias e tecnologias. Abaixo serão apresentadas algumas delas usadas no desenvolvimento desta pesquisa, bem como sua utilidade.</text:p>
      <text:p text:style-name="P2"/>
      <text:p text:style-name="P2"/>
      <text:list xml:id="list698421587" text:continue-numbering="true" text:style-name="Numbering_20_2">
        <text:list-item>
          <text:list>
            <text:list-item>
              <text:h text:style-name="Subtitle" text:outline-level="2"><text:bookmark-start text:name="__RefHeading__565_22349775"/>Java<text:bookmark-end text:name="__RefHeading__565_22349775"/></text:h>
            </text:list-item>
          </text:list>
        </text:list-item>
      </text:list>
      <text:p text:style-name="Text_20_body"/>
      <text:p text:style-name="Text_20_body"/>
      <text:p text:style-name="Text_20_body">Java é uma linguagem de programação e uma plataforma de desenvolvimento lançada em 1996 pela <text:span text:style-name="T6">Sun Microsystems</text:span><text:span text:style-name="T6"><text:note text:id="ftn1" text:note-class="footnote"><text:note-citation>1</text:note-citation><text:note-body><text:p text:style-name="Footnote">Fabricante de computadores, semicondutores e software adquirida pela Oracle Corporation em 2009.</text:p></text:note-body></text:note></text:span> com a finalidade de desenvolver aplicativos para diferentes plataformas (Windows – Linux – Web – Mobile). Qualquer dispositivo que possua a JVM<text:note text:id="ftn2" text:note-class="footnote"><text:note-citation>2</text:note-citation><text:note-body><text:p text:style-name="Footnote">JVM – Java <text:span text:style-name="T6">Virtual Machine.</text:span></text:p></text:note-body></text:note> é capaz de executar o software desenvolvido em Java (SOBRAL; CLARO, 2008).</text:p>
      <text:p text:style-name="Text_20_body"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Text_20_body">Para se desenvolver em Java é necessário instalar um Kit de desenvolvimento, <text:span text:style-name="T8">o Java Development Kit - JDK</text:span>, o qual pode ser obtido no próprio site da Oracle – empresa mantenedora da plataforma. Ele é composto de compilador, máquina virtual, bibliotecas e utilitários.(CAELUM, 2015).</text:p>
      <text:p text:style-name="Text_20_body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2"/>
      <text:p text:style-name="P2"/>
      <text:list xml:id="list543367331" text:continue-numbering="true" text:style-name="Numbering_20_2">
        <text:list-item>
          <text:list>
            <text:list-item>
              <text:h text:style-name="Subtitle" text:outline-level="2"><text:bookmark-start text:name="__RefHeading__567_22349775"/><text:soft-page-break/>Hibernate<text:bookmark-end text:name="__RefHeading__567_22349775"/></text:h>
            </text:list-item>
          </text:list>
        </text:list-item>
      </text:list>
      <text:p text:style-name="P2"/>
      <text:p text:style-name="P2"/>
      <text:p text:style-name="Text_20_body">Segundo Bauer e King (2005, p.19), Hibernate é um <text:span text:style-name="T6">framework</text:span>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<text:note text:id="ftn3" text:note-class="footnote"><text:note-citation>3</text:note-citation><text:note-body><text:p text:style-name="Footnote">XML – Abreviação para <text:span text:style-name="T6">Extensible Markup Language.</text:span></text:p></text:note-body></text:note> que contém as configurações para se fazer o mapeamento dos dados contidos da classe em Java para as colunas do <text:span text:style-name="T8">do Sistema Gerenciador de Banco de Dados ou como é conhecido SGBD</text:span>.</text:p>
      <text:p text:style-name="Text_20_body">Utilizar-se dos benefícios oferecidos pelo Hibernate para o desenvolvimento de uma aplicação que utilize banco de dados relacional e linguagem orientada a objetos é de grande estima, pois segundo Durham e Johnson (1996, pg.34) no desenvolvimento de <text:span text:style-name="T6">software</text:span>, um framework é uma estrutura de suporte definida em que um outro projeto de <text:span text:style-name="T6">software</text:span> pode ser organizado e desenvolvido. Tipicamente, um <text:span text:style-name="T6">framework</text:span> pode incluir programas de apoio, bibliotecas de código, linguagens de <text:span text:style-name="T6">script</text:span> e outros <text:span text:style-name="T6">softwares</text:span> para ajudar a desenvolver e juntar diferentes componentes do seu projeto.</text:p>
      <text:p text:style-name="P2"/>
      <text:p text:style-name="P2"/>
      <text:list xml:id="list1156138577" text:continue-numbering="true" text:style-name="Numbering_20_2">
        <text:list-item>
          <text:list>
            <text:list-item>
              <text:h text:style-name="Subtitle" text:outline-level="2"><text:bookmark-start text:name="__RefHeading__569_22349775"/>PostgreSQL<text:bookmark-end text:name="__RefHeading__569_22349775"/></text:h>
            </text:list-item>
          </text:list>
        </text:list-item>
      </text:list>
      <text:p text:style-name="Text_20_body"/>
      <text:p text:style-name="Text_20_body"/>
      <text:p text:style-name="Text_20_body">Segundo Neto (2003 apud Souza et al,2012,p. 2), o PostgreSQL é um SGBDR - Sistema Gerenciador de Banco de Dados Relacional que está baseado nos padrões SQL<text:note text:id="ftn5" text:note-class="footnote"><text:note-citation>4</text:note-citation><text:note-body><text:p text:style-name="Footnote">SQL – Abreviação para <text:span text:style-name="T6">Structured Query Language</text:span>.</text:p></text:note-body></text:note> ANSI-92, 96 e 99, possui alta performance, de fácil administração e utilizaçãoo em projetos por especialistas Database Administrator (DBA) e Projetistas de Sistemas.</text:p>
      <text:p text:style-name="Text_20_body"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Text_20_body"><text:soft-page-break/>Seu código é livre e há um grupo responsável pela sua validação. Grandes empresas como a Fujitsu, NTT Goup, Skype, Hub.org, Red Hat e SRA são financiadoras do PostgreSQL que, além disso, recebe doações. É utilizado por multinacionais, órgãos governamentais e universidades. Recebeu vários prêmios como melhor sistema de banco de dados <text:span text:style-name="T6">Open Source </text:span>(Souza et al; 2011).</text:p>
      <text:p text:style-name="P2"/>
      <text:p text:style-name="P2"/>
      <text:list xml:id="list1575536509" text:continue-numbering="true" text:style-name="Numbering_20_2">
        <text:list-item>
          <text:list>
            <text:list-item>
              <text:h text:style-name="Subtitle" text:outline-level="2"><text:bookmark-start text:name="__RefHeading__571_22349775"/>HyperText Markup Language (HTML)<text:bookmark-end text:name="__RefHeading__571_22349775"/></text:h>
            </text:list-item>
          </text:list>
        </text:list-item>
      </text:list>
      <text:p text:style-name="Text_20_body"/>
      <text:p text:style-name="Text_20_body"/>
      <text:p text:style-name="Text_20_body"><text:span text:style-name="T6">HyperText Markup Language</text:span>, é o significado da sigla HTML, que, em português, significa linguagem para marcação de hipertexto. Foi criada por Tim Berners-Lee na década de noventa tornando-se um padrão internacional. De modo geral, o hipertexto é todo o conteúdo de um documento para <text:span text:style-name="T6">web</text:span>, com a característica de se interligar a outros documentos da <text:span text:style-name="T6">web</text:span> através de <text:span text:style-name="T6">links</text:span> presentes nos hipertextos (Silva, 2011). </text:p>
      <text:p text:style-name="Text_20_body"><text:tab/>Conforme Mozilla Developer Network (2014), a HTML é uma linguagem de marcação que estrutura o conteúdo de um documento da <text:span text:style-name="T6">web</text:span>. O conteúdo visto ao acessar uma página através do navegador é descrito utilizando a HTML, tornando-se a principal linguagem para conteúdo da <text:span text:style-name="T6">web</text:span> mantida pelo <text:span text:style-name="T6">World Wide Web Consortium</text:span> (W3C). </text:p>
      <text:p text:style-name="Text_20_body"><text:tab/>O W3C é uma comunidade internacional liderada pelo criador da <text:span text:style-name="T6">web</text:span> Tim Berners-Lee, e formada por organizações, profissionais e público em geral com o objetivo de conduzir a <text:span text:style-name="T6">web</text:span> ao seu potencial máximo, através do desenvolvimento de padrões e especificações (W3C, 2015). </text:p>
      <text:p text:style-name="Text_20_body"><text:tab/>Segundo Silva (2011), desde a criação da <text:span text:style-name="T6">web</text:span>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 </text:p>
      <text:p text:style-name="Text_20_body"><text:tab/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6">web</text:span>, fundamentando dessa maneira os princípios básicos do <text:soft-page-break/>desenvolvimento seguindo os padrões <text:span text:style-name="T6">web</text:span> (Silva, 2011).</text:p>
      <text:p text:style-name="P2"/>
      <text:p text:style-name="P2"/>
      <text:list xml:id="list2120339234" text:continue-numbering="true" text:style-name="Numbering_20_2">
        <text:list-item>
          <text:list>
            <text:list-item>
              <text:h text:style-name="Subtitle" text:outline-level="2"><text:bookmark-start text:name="__RefHeading__573_22349775"/>JavaScript<text:bookmark-end text:name="__RefHeading__573_22349775"/></text:h>
            </text:list-item>
          </text:list>
        </text:list-item>
      </text:list>
      <text:p text:style-name="Text_20_body"/>
      <text:p text:style-name="Text_20_body"/>
      <text:p text:style-name="Text_20_body">JavaScript é uma linguagem de programação criada pela Netscape em parceria com a Sun Microsystems. Sua primeira versão, definida como JavaScript 1.0, foi lançada em 1995 e implementada em março de 1996 no navegador Netscape Navigator 2.0 (Silva, 2010). </text:p>
      <text:p text:style-name="Text_20_body"><text:tab/>Segundo Silva (2010), o JavaScript tem como finalidade fornecer funcionalidades para adicionar interatividades avançadas a uma página <text:span text:style-name="T6">web</text:span>. É desenvolvido para ser executada no lado do cliente, ou seja, é interpretada pelo navegador do usuário. Os navegadores possuem funcionalidades integradas para realizar a interpretação e o funcionamento da linguagem JavaScript. </text:p>
      <text:p text:style-name="Text_20_body"><text:tab/>Conforme Mozilla Developer Network (2015), JavaScript é baseado na linguagem de programação ECMAScript que é padronizado pela Ecma International na especificação ECMA-262 e ECMA-402. </text:p>
      <text:p text:style-name="Text_20_body"><text:tab/>JavaScript é uma linguagem interpretada, baseada em objetos com funções de primeira classe e com a característica de ser uma linguagem leve para a execução. Funções de primeira classe em linguagem de programação, são funções que podem ser passadas como argumentos para outras funções, retornadas de outras funções, atribuídas a variáveis ou armazenadas em estrutura de dados. Além de ser executada nos navegadores, o JavaScript é utilizada em outros ambientes, como por exemplo, node.js ou Apache CouchDB (Mozilla Developer Network, 2015). </text:p>
      <text:p text:style-name="Text_20_body"><text:tab/>De acordo com Caelum (2015), JavaScript é responsável por aplicar qualquer tipo de funcionalidade dinâmica em páginas <text:span text:style-name="T6">web</text:span>. É uma linguagem poderosa, que possibilita ótimos resultados. Podemos citar o Gmail, Google Maps e Google Docs como exemplos de aplicações <text:span text:style-name="T6">web</text:span> desenvolvidas utilizando JavaScript.</text:p>
      <text:p text:style-name="P2"/>
      <text:p text:style-name="P2"/>
      <text:list xml:id="list351760448" text:continue-numbering="true" text:style-name="Numbering_20_2">
        <text:list-item>
          <text:list>
            <text:list-item>
              <text:h text:style-name="Subtitle" text:outline-level="2"><text:bookmark-start text:name="__RefHeading__575_22349775"/>Cascading Style Sheet (CSS)<text:bookmark-end text:name="__RefHeading__575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<text:span text:style-name="T6">Cascading Style Sheet</text:span>, que traduzido para o português significa folhas de estilo em cascata com a abreviação CSS, tem a finalidade de definir estilos de apresentação para um documento HTML<text:note text:id="ftn6" text:note-class="footnote"><text:note-citation>5</text:note-citation><text:note-body><text:p text:style-name="Footnote">HTML – Abreviação para <text:span text:style-name="T6">HiperText Markup Language.</text:span></text:p></text:note-body></text:note> (Silva, 2012). </text:p>
      <text:p text:style-name="Text_20_body"><text:tab/>De acordo com W3C<text:note text:id="ftn7" text:note-class="footnote"><text:note-citation>6</text:note-citation><text:note-body><text:p text:style-name="Footnote">W3C – Abreviação para <text:span text:style-name="T6">World Wide Web Consortium.</text:span></text:p></text:note-body></text:note> (2015), “<text:span text:style-name="T6">Cascading Style Sheets (CSS) is a simple mechanism for adding style (e.g., fonts, colors, spacing) to Web documents</text:span><text:span text:style-name="T6"><text:note text:id="ftn8" text:note-class="footnote"><text:note-citation>7</text:note-citation><text:note-body><text:p text:style-name="Footnote">Folha de estilo em cascata é um mecanismo simples para adicionar estilos (por exemplo: fontes, cores, espaçamentos) para documentos <text:span text:style-name="T6">web </text:span><text:span text:style-name="T7">(tradução nossa).</text:span></text:p></text:note-body></text:note></text:span>”. </text:p>
      <text:p text:style-name="Text_20_body"><text:tab/>Tim Berners-Lee considerava que os navegadores eram responsáveis pela estilização de uma página <text:span text:style-name="T6">web</text:span>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 </text:p>
      <text:p text:style-name="Text_20_body"><text:tab/>De acordo com Mozilla Developer Network (2015), a CSS descreve a apresentação de documentos HTML, XML<text:note text:id="ftn9" text:note-class="footnote"><text:note-citation>8</text:note-citation><text:note-body><text:p text:style-name="Footnote">XML – Abreviação para <text:span text:style-name="T6">Extensible Markup Language.</text:span></text:p></text:note-body></text:note> ou XHTML<text:note text:id="ftn10" text:note-class="footnote"><text:note-citation>9</text:note-citation><text:note-body><text:p text:style-name="Footnote">XHTML – Abreviação para <text:span text:style-name="T6">Extensible HyperText Markup Language.</text:span></text:p></text:note-body></text:note>. É padronizada pelas especificações da W3C e já contém seus primeiros rascunhos do nível CSS4. </text:p>
      <text:p text:style-name="Text_20_body"><text:tab/>Enquanto o HTML é uma linguagem destinada para estruturar e marcar o conteúdo de documentos na Web, o CSS fica responsável por definir cores, nome e tamanho das fontes, espaçamentos e outros atributos relacionados a apresentação visual da página. Essa separação da marcação e estrutura de um documento do seu estilo de apresentação torna o uso do CSS uma grande vantagem no desenvolvimento de documento para <text:span text:style-name="T6">web</text:span> (Maujor, 2015).</text:p>
      <text:list xml:id="list470984267" text:continue-numbering="true" text:style-name="Numbering_20_2">
        <text:list-item>
          <text:h text:style-name="P11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7"><text:span text:style-name="T3">BAUER, Christian; KING, Gavin. </text:span><text:span text:style-name="T1">Hibernate in action</text:span><text:span text:style-name="T3">. Greenwitch: Manning Publications, 2005.</text:span></text:p>
      <text:p text:style-name="P8"/>
      <text:p text:style-name="P7">Caelum. <text:span text:style-name="T1">Apostila Desenvolvimento Web com HTML, CSS e JavaScript</text:span><text:span text:style-name="T3">. 2015. Disponível em: https://www.caelum.com.br/apostila-html-css-javascript/javascript-e-interatividade-na-web/. Acesso em 08 de março, 2015.</text:span></text:p>
      <text:p text:style-name="P7"/>
      <text:p text:style-name="P7">Caelum. <text:span text:style-name="T1">Apostila Java e Orientação a Objetos</text:span>. 2015. Disponível em http://www.caelum.com.br/apostila-java-orientacao-objetos/. Acesso em 08 de março, 2015.</text:p>
      <text:p text:style-name="P7"/>
      <text:p text:style-name="P7"><text:span text:style-name="T3">CLARO, Daniela Barreiro; SOBRAL, João Bosco Mangueira. </text:span><text:span text:style-name="T1">Programação em Java</text:span><text:span text:style-name="T3">. Santa Catarina: Copyleft Pearson Education, 2008.</text:span></text:p>
      <text:p text:style-name="P7"/>
      <text:p text:style-name="P7">DURHAM, Alam; JOHNSON, Ralph. <text:span text:style-name="T1">A Framework for Run-time Systems and its Visual </text:span></text:p>
      <text:p text:style-name="P7"><text:span text:style-name="T1">Programming Language. </text:span><text:span text:style-name="T3">In:</text:span> OBJECT-ORIENTED PROGRAMMING SYSTEMS, </text:p>
      <text:p text:style-name="P7">LANGUAGES, AND APPLICATIONS. San Jose, CA, <text:span text:style-name="T3">1996, p. 20-25.</text:span></text:p>
      <text:p text:style-name="P15"/>
      <text:p text:style-name="P7">Javascript Brasil. <text:span text:style-name="T1">Funções de primeira classe</text:span><text:span text:style-name="T3">. 2012. Disponível em: http://javascriptbrasil.com/2012/09/05/funcoes-de-primeira-classe/. Acesso em 08 de março, 2015.</text:span></text:p>
      <text:p text:style-name="P7"/>
      <text:p text:style-name="P7"><text:span text:style-name="T3">Maujor. </text:span><text:span text:style-name="T1">Site sobre CSS e Padrões Web: </text:span><text:span text:style-name="T3">Por que CSS?.</text:span><text:span text:style-name="T1"> </text:span><text:span text:style-name="T3">2015. Disponível em: http://www.maujor.com/index.php. Acesso em: 08 de março, 2015.</text:span></text:p>
      <text:p text:style-name="P7"/>
      <text:p text:style-name="P7">MILANI, André. <text:span text:style-name="T1">PostgreSQL:</text:span> Guia do Programador. São Paulo: Novatec.Editora, 2008.</text:p>
      <text:p text:style-name="P7"/>
      <text:p text:style-name="P7"><text:span text:style-name="T5">Mozilla Developer Network. </text:span><text:span text:style-name="T2">HTML</text:span><text:span text:style-name="T5">. 2014. Disponível em: https://developer.mozilla.org/pt-BR/docs/Web/HTML. Acesso em 07 de março, 2015.</text:span></text:p>
      <text:p text:style-name="P7"/>
      <text:p text:style-name="P7">Mozilla Developer Network. <text:span text:style-name="T1">JavaScript language resources</text:span>. 2014. Disponível em: https://developer.mozilla.org/en-US/docs/Web/JavaScript/Language_Resources. Acesso em 08 de março, 2015.</text:p>
      <text:p text:style-name="P7"/>
      <text:p text:style-name="P7"><text:span text:style-name="T5">Mozilla Developer Network. </text:span><text:span text:style-name="T2">CSS</text:span><text:span text:style-name="T5">. 2015. Disponível em: https://developer.mozilla.org/pt-BR/docs/Web/CSS. Acesso em 08 de março, 2015.</text:span></text:p>
      <text:p text:style-name="P7"/>
      <text:p text:style-name="P7"><text:span text:style-name="T3">Mozilla Developer Network. </text:span><text:span text:style-name="T1">JavaScript</text:span><text:span text:style-name="T3">. 2015. Disponível em: https://developer.mozilla.org/pt-BR/docs/Web/JavaScript. Acesso em 08 de março, 2015.</text:span></text:p>
      <text:p text:style-name="P7"/>
      <text:p text:style-name="P7"><text:span text:style-name="T3">SILVA, Maurício Samy. </text:span><text:span text:style-name="T1">JavaScript: </text:span><text:span text:style-name="T3">Guia do Programador. São Paulo: Novatec Editora, 2010.</text:span></text:p>
      <text:p text:style-name="P7"/>
      <text:p text:style-name="P7">SILVA, Maurício Samy. <text:span text:style-name="T1">HTML5: </text:span><text:span text:style-name="T3">A linguagem de marcação que revolucionou a web. São </text:span><text:soft-page-break/><text:span text:style-name="T3">Paulo: Novatec Editora, 2011.</text:span></text:p>
      <text:p text:style-name="P7"/>
      <text:p text:style-name="P7">SILVA, Maurício Samy. <text:span text:style-name="T1">CSS3: </text:span><text:span text:style-name="T3">Desenvolva aplicações web profissionais com uso dos poderosos recursos de estilização das CSS3. São Paulo: Novatec Editora, 2012.</text:span></text:p>
      <text:p text:style-name="P6"/>
      <text:p text:style-name="P6">SOUZA, Arthur Câmara; AMARAL, Hugo Richard; LIZARDO, Luis Eduardo O. <text:span text:style-name="T1">PostgreSQL:</text:span> uma alternativa para sistemas gerenciadores de banco de dados de código aberto. In: Anais do Congresso Nacional Universidade, EAD e Software Livre, 2012.</text:p>
      <text:p text:style-name="P6"/>
      <text:p text:style-name="P7"><text:span text:style-name="T4">W3C. </text:span><text:span text:style-name="T2">About W3C</text:span><text:span text:style-name="T4">. 2015. Disponível em http://www.w3.org/Consortium/. Acesso em 07 de março, 2015.</text:span></text:p>
      <text:p text:style-name="P7"/>
      <text:p text:style-name="P7"><text:span text:style-name="T4">W3C. </text:span><text:span text:style-name="T2">What is CSS?</text:span><text:span text:style-name="T4">. 2015. Disponível em http://www.w3.org/Style/CSS/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Times New Roman4" svg:font-family="'Times New Roman'" style:font-family-generic="roman"/>
    <style:font-face style:name="Times New Roman3" svg:font-family="'Times New Roman'" style:font-adornments="Regular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="100%" fo:margin-left="0in" fo:margin-right="0in" fo:margin-top="0in" fo:margin-bottom="0in" fo:line-height="150%" fo:text-align="start" style:justify-single-word="false" fo:text-indent="0in" style:auto-text-indent="true" style:page-number="auto" text:number-lines="true" text:line-number="0"/>
      <style:text-properties fo:text-transform="uppercase" style:font-name="Times New Roman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="100%" fo:margin-left="0in" fo:margin-right="0in" fo:margin-top="0in" fo:margin-bottom="0in" fo:line-height="150%" fo:text-align="start" style:justify-single-word="false" fo:text-indent="0in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size="13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style:font-name="Times New Roman3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799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24:44</meta:creation-date>
    <meta:editing-duration>PT2H24M45S</meta:editing-duration>
    <meta:editing-cycles>73</meta:editing-cycles>
    <meta:generator>LibreOffice/3.5$Linux_X86_64 LibreOffice_project/350m1$Build-2</meta:generator>
    <meta:initial-creator>Felipe Prado</meta:initial-creator>
    <dc:date>2015-03-10T02:10:26</dc:date>
    <dc:creator>Felipe Prado</dc:creator>
    <meta:document-statistic meta:table-count="0" meta:image-count="0" meta:object-count="0" meta:page-count="11" meta:paragraph-count="85" meta:word-count="1842" meta:character-count="12307" meta:non-whitespace-character-count="10636"/>
  </office:meta>
</office:document-meta>
</file>